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05743386872662038" text:style-name="L1">
        <text:list-item>
          <text:p text:style-name="P1">Add Flyback diode to the heater circuit. Done. Maybe further: use Schottky diode</text:p>
        </text:list-item>
        <text:list-item>
          <text:p text:style-name="P1">Battery voltage reading circuit to Arduino pin A2.Done</text:p>
        </text:list-item>
        <text:list-item>
          <text:p text:style-name="P1">Change led from pin D9toD8. Done</text:p>
        </text:list-item>
        <text:list-item>
          <text:p text:style-name="P1">Analog output with RC filter on pin 9 (timer1 output). Done</text:p>
        </text:list-item>
        <text:list-item>
          <text:p text:style-name="P1">Heater output to D3 pin (timer2 PWM). Done.</text:p>
        </text:list-item>
        <text:list-item>
          <text:p text:style-name="P1">move LCD_D6 to pin A1-le. Done</text:p>
        </text:list-item>
        <text:list-item>
          <text:p text:style-name="P1">Added R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o Berkis</meta:initial-creator>
    <meta:creation-date>2020-07-11T22:42:14.56</meta:creation-date>
    <meta:generator>OpenOffice/4.0.1$Win32 OpenOffice.org_project/401m5$Build-9714</meta:generator>
    <dc:date>2020-07-17T18:04:41.87</dc:date>
    <dc:creator>Teemo Berkis</dc:creator>
    <meta:editing-duration>P1DT20H57M34S</meta:editing-duration>
    <meta:editing-cycles>14</meta:editing-cycles>
    <meta:document-statistic meta:table-count="0" meta:image-count="0" meta:object-count="0" meta:page-count="1" meta:paragraph-count="7" meta:word-count="61" meta:character-count="314"/>
  </office:meta>
</office:document-meta>
</file>